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2a5b61"/>
    </style:style>
    <style:style style:name="P3" style:family="paragraph" style:parent-style-name="Standard">
      <style:paragraph-properties fo:margin-left="1.501cm" fo:margin-right="0cm" fo:margin-top="0.101cm" fo:margin-bottom="0.101cm" loext:contextual-spacing="false" fo:line-height="115%" fo:text-indent="-1.501cm" style:auto-text-indent="false" style:writing-mode="lr-tb"/>
      <style:text-properties style:font-name="Cambria" fo:font-size="13pt" style:font-size-asian="13pt" style:font-size-complex="13pt"/>
    </style:style>
    <style:style style:name="P4" style:family="paragraph" style:parent-style-name="Standard">
      <style:paragraph-properties fo:margin-top="0.6cm" fo:margin-bottom="0.3cm" loext:contextual-spacing="false" fo:line-height="115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 Light" fo:font-size="16pt" fo:font-style="normal" style:text-underline-style="none" fo:font-weight="normal" officeooo:rsid="003aed7b" officeooo:paragraph-rsid="003aed7b" style:text-blinking="false" fo:background-color="transparent" style:font-name-asian="Batang" style:font-size-asian="18pt" style:font-weight-asian="normal" style:font-size-complex="18pt" style:font-weight-complex="bold"/>
    </style:style>
    <style:style style:name="P5" style:family="paragraph" style:parent-style-name="Standard">
      <style:paragraph-properties fo:margin-top="0.6cm" fo:margin-bottom="0.3cm" loext:contextual-spacing="false" fo:line-height="115%" style:writing-mode="lr-tb"/>
      <style:text-properties style:font-name="Cambria" fo:font-size="10pt" officeooo:paragraph-rsid="0035a92b" style:font-size-asian="13pt" style:font-size-complex="13pt"/>
    </style:style>
    <style:style style:name="P6" style:family="paragraph" style:parent-style-name="Standard" style:master-page-name="Standard">
      <style:paragraph-properties fo:margin-top="0.6cm" fo:margin-bottom="0.3cm" loext:contextual-spacing="false" fo:line-height="115%" style:page-number="auto" style:writing-mode="lr-tb"/>
      <style:text-properties style:font-name="Cambria" fo:font-size="10pt" officeooo:paragraph-rsid="0035a92b" style:font-size-asian="13pt" style:font-size-complex="13pt"/>
    </style:style>
    <style:style style:name="P7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style:font-name="Cambria" fo:font-size="11pt" officeooo:paragraph-rsid="0037ab51" style:font-size-asian="13pt" style:font-size-complex="13pt"/>
    </style:style>
    <style:style style:name="P8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fo:font-size="10pt" officeooo:paragraph-rsid="002e33cc" style:font-size-asian="13pt" style:font-size-complex="13pt"/>
    </style:style>
    <style:style style:name="P9" style:family="paragraph" style:parent-style-name="Standard" style:list-style-name="L1">
      <style:paragraph-properties fo:margin-top="0.3cm" fo:margin-bottom="0.3cm" loext:contextual-spacing="false" fo:line-height="115%" fo:text-align="justify" style:justify-single-word="false" style:writing-mode="lr-tb"/>
      <style:text-properties fo:font-size="10pt" officeooo:paragraph-rsid="002e33cc" style:font-size-asian="18pt" style:font-size-complex="18pt"/>
    </style:style>
    <style:style style:name="P10" style:family="paragraph" style:parent-style-name="Standard" style:list-style-name="L1">
      <style:paragraph-properties fo:margin-top="0.3cm" fo:margin-bottom="0.3cm" loext:contextual-spacing="false" fo:line-height="115%" fo:text-align="justify" style:justify-single-word="false" style:writing-mode="lr-tb"/>
      <style:text-properties fo:font-size="10pt" officeooo:rsid="0037ab51" officeooo:paragraph-rsid="0037ab51" style:font-size-asian="18pt" style:font-size-complex="18pt"/>
    </style:style>
    <style:style style:name="P11" style:family="paragraph" style:parent-style-name="Standard">
      <style:paragraph-properties fo:margin-top="0.3cm" fo:margin-bottom="0.3cm" loext:contextual-spacing="false" fo:line-height="115%" fo:text-align="justify" style:justify-single-word="false" style:writing-mode="lr-tb"/>
      <style:text-properties fo:font-size="10pt" officeooo:rsid="0037ab51" officeooo:paragraph-rsid="0037ab51" style:font-size-asian="18pt" style:font-size-complex="18pt"/>
    </style:style>
    <style:style style:name="P12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1pt" fo:font-weight="bold" officeooo:rsid="003a43bf" officeooo:paragraph-rsid="003a43b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1pt" officeooo:paragraph-rsid="0040b1be" style:font-size-asian="13pt" style:font-size-complex="13pt"/>
    </style:style>
    <style:style style:name="P14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1pt" officeooo:paragraph-rsid="0037ab51" style:font-size-asian="13pt" style:font-size-complex="13pt"/>
    </style:style>
    <style:style style:name="P15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1pt" officeooo:paragraph-rsid="003b1c99" style:font-size-asian="13pt" style:font-size-complex="13pt"/>
    </style:style>
    <style:style style:name="P16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fo:font-size="10pt" officeooo:paragraph-rsid="0037ab51" style:font-size-asian="18pt" style:font-size-complex="18pt"/>
    </style:style>
    <style:style style:name="P17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fo:font-size="10pt" officeooo:paragraph-rsid="003b1c99" style:font-size-asian="14pt" style:font-size-complex="14pt"/>
    </style:style>
    <style:style style:name="P18" style:family="paragraph" style:parent-style-name="Standard">
      <style:paragraph-properties fo:margin-left="0cm" fo:margin-right="-0.012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1pt" officeooo:rsid="0010a177" officeooo:paragraph-rsid="002931c1" style:font-size-asian="13pt" style:font-size-complex="13pt"/>
    </style:style>
    <style:style style:name="P19" style:family="paragraph" style:parent-style-name="Horizontal_20_Line">
      <style:paragraph-properties fo:margin-top="0.6cm" fo:margin-bottom="0.3cm" loext:contextual-spacing="false" fo:line-height="115%" style:writing-mode="lr-tb"/>
      <style:text-properties style:font-name="Calibri Light" fo:font-size="16pt" officeooo:paragraph-rsid="002931c1" style:font-size-asian="18pt" style:font-size-complex="18pt"/>
    </style:style>
    <style:style style:name="P20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1pt" style:font-size-asian="18pt" style:font-size-complex="18pt"/>
    </style:style>
    <style:style style:name="P21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1pt" officeooo:paragraph-rsid="002cd92c" style:font-size-asian="18pt" style:font-size-complex="18pt"/>
    </style:style>
    <style:style style:name="P22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1pt" fo:font-weight="bold" officeooo:paragraph-rsid="00379c16" style:font-size-asian="18pt" style:font-weight-asian="bold" style:font-size-complex="18pt" style:font-weight-complex="bold"/>
    </style:style>
    <style:style style:name="P23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1pt" style:font-size-asian="18pt" style:font-size-complex="18pt"/>
    </style:style>
    <style:style style:name="P24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1pt" fo:font-weight="normal" style:font-size-asian="18pt" style:font-weight-asian="normal" style:font-size-complex="18pt" style:font-weight-complex="normal"/>
    </style:style>
    <style:style style:name="P25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1pt" fo:font-weight="normal" officeooo:rsid="0018a748" officeooo:paragraph-rsid="0018a748" style:font-size-asian="18pt" style:font-weight-asian="normal" style:font-size-complex="18pt" style:font-weight-complex="normal"/>
    </style:style>
    <style:style style:name="P26" style:family="paragraph" style:parent-style-name="Header">
      <style:paragraph-properties fo:text-align="end" style:justify-single-word="false"/>
      <style:text-properties style:font-name="Cambria" fo:font-size="18pt" fo:font-weight="normal" style:font-size-asian="18pt" style:font-weight-asian="normal" style:font-size-complex="18pt"/>
    </style:style>
    <style:style style:name="P27" style:family="paragraph" style:parent-style-name="Default">
      <style:paragraph-properties fo:margin-top="0.499cm" fo:margin-bottom="0.3cm" loext:contextual-spacing="false" fo:line-height="115%" fo:text-align="start" style:justify-single-word="false" style:writing-mode="lr-tb"/>
      <style:text-properties style:font-name="Cambria" fo:font-size="12pt" fo:font-weight="bold" officeooo:paragraph-rsid="0018a748" style:font-name-asian="Times1" style:font-size-asian="14pt" style:font-weight-asian="bold" style:font-size-complex="14pt" style:font-weight-complex="bold"/>
    </style:style>
    <style:style style:name="P28" style:family="paragraph" style:parent-style-name="Default">
      <style:paragraph-properties fo:margin-left="0cm" fo:margin-right="0.48cm" fo:margin-top="0.499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2pt" fo:font-weight="bold" officeooo:paragraph-rsid="003b1c99" style:font-name-asian="Times1" style:font-size-asian="14pt" style:font-weight-asian="bold" style:font-size-complex="14pt" style:font-weight-complex="bold"/>
    </style:style>
    <style:style style:name="P29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4pt" fo:font-weight="bold" style:font-name-asian="Times1" style:font-size-asian="14pt" style:font-weight-asian="bold" style:font-size-complex="14pt" style:font-weight-complex="bold"/>
    </style:style>
    <style:style style:name="P30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2pt" fo:font-weight="bold" officeooo:paragraph-rsid="003b1c99" style:font-name-asian="Times1" style:font-size-asian="14pt" style:font-weight-asian="bold" style:font-size-complex="14pt" style:font-weight-complex="bold"/>
    </style:style>
    <style:style style:name="P31" style:family="paragraph" style:parent-style-name="Default">
      <style:paragraph-properties fo:margin-top="0.3cm" fo:margin-bottom="0.3cm" loext:contextual-spacing="false" fo:line-height="115%" fo:text-align="start" style:justify-single-word="false" style:writing-mode="lr-tb"/>
      <style:text-properties style:font-name="Cambria" fo:font-size="12pt" officeooo:paragraph-rsid="0018a748" style:font-size-asian="18pt" style:font-size-complex="18pt"/>
    </style:style>
    <style:style style:name="P32" style:family="paragraph" style:parent-style-name="Heading_20_5">
      <style:paragraph-properties fo:margin-top="0.6cm" fo:margin-bottom="0.3cm" loext:contextual-spacing="false" fo:line-height="115%" fo:text-align="start" style:justify-single-word="false" style:writing-mode="lr-tb"/>
      <style:text-properties style:font-name="Calibri Light" fo:font-size="16pt" fo:font-weight="normal" style:font-name-asian="Batang" style:font-size-asian="18pt" style:font-weight-asian="normal" style:font-size-complex="18pt" style:font-weight-complex="bold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top="0.101cm" fo:margin-bottom="0.101cm" fo:line-height="115%"/>
      <style:text-properties fo:font-size="12pt" style:font-size-asian="12pt" style:font-size-complex="12pt"/>
    </style:style>
    <style:style style:name="P35" style:family="paragraph">
      <style:paragraph-properties fo:margin-left="1.501cm" fo:margin-right="0cm" fo:margin-top="0.101cm" fo:margin-bottom="0.101cm" fo:line-height="115%" fo:text-indent="-1.498cm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fo:margin-top="0.101cm" fo:margin-bottom="0.101cm" fo:line-height="115%"/>
      <style:text-properties style:font-name="Cambria" fo:font-size="12pt" style:font-size-asian="12pt" style:font-name-complex="Cambria" style:font-size-complex="12pt"/>
    </style:style>
    <style:style style:name="T1" style:family="text">
      <style:text-properties officeooo:rsid="0017a17c"/>
    </style:style>
    <style:style style:name="T2" style:family="text">
      <style:text-properties fo:color="#000000" fo:language="en" fo:country="GB" fo:font-weight="normal" style:font-name-asian="Batang" style:language-asian="en" style:country-asian="GB" style:font-weight-asian="normal" style:font-weight-complex="bold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weight="normal" officeooo:rsid="001d978c" style:font-weight-asian="normal" style:font-weight-complex="bold"/>
    </style:style>
    <style:style style:name="T5" style:family="text">
      <style:text-properties fo:font-weight="normal" officeooo:rsid="002e33cc" style:font-weight-asian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a177" style:font-weight-asian="normal" style:font-weight-complex="normal"/>
    </style:style>
    <style:style style:name="T8" style:family="text">
      <style:text-properties fo:font-weight="normal" officeooo:rsid="00379c16" style:font-weight-asian="normal" style:font-weight-complex="normal"/>
    </style:style>
    <style:style style:name="T9" style:family="text">
      <style:text-properties fo:font-weight="normal" style:font-name-asian="Times1" style:font-weight-asian="normal" style:font-weight-complex="normal"/>
    </style:style>
    <style:style style:name="T10" style:family="text">
      <style:text-properties fo:font-weight="normal" officeooo:rsid="0010a177" style:font-name-asian="Times1" style:font-weight-asian="normal" style:font-weight-complex="normal"/>
    </style:style>
    <style:style style:name="T11" style:family="text">
      <style:text-properties fo:font-weight="normal" officeooo:rsid="0018a748" style:font-name-asian="Times1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734" style:text-blinking="false" fo:background-color="transparent" loext:char-shading-value="0" style:font-name-asian="Times1" style:font-weight-asian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5a92b" style:text-blinking="false" fo:background-color="transparent" loext:char-shading-value="0" style:font-name-asian="Times1" style:font-weight-asian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8709" style:text-blinking="false" fo:background-color="transparent" loext:char-shading-value="0" style:font-name-asian="Times1" style:font-weight-asian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cad" style:text-blinking="false" fo:background-color="transparent" loext:char-shading-value="0" style:font-name-asian="Times1" style:font-weight-asian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2546e" style:text-blinking="false" fo:background-color="transparent" loext:char-shading-value="0" style:font-name-asian="Times1" style:font-weight-asian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cd4" style:text-blinking="false" fo:background-color="transparent" loext:char-shading-value="0" style:font-name-asian="Times1" style:font-weight-asian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dee9" style:text-blinking="false" fo:background-color="transparent" loext:char-shading-value="0" style:font-name-asian="Times1" style:font-weight-asian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16eda" style:text-blinking="false" fo:background-color="transparent" loext:char-shading-value="0" style:font-name-asian="Times1" style:font-weight-asian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a177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name-asian="Times1" style:font-style-asian="normal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officeooo:rsid="002cd92c" style:text-blinking="false" fo:background-color="transparent" loext:char-shading-value="0" style:font-name-asian="Times1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officeooo:rsid="0040b1be" style:text-blinking="false" fo:background-color="transparent" loext:char-shading-value="0" style:font-name-asian="Times1" style:font-style-asian="normal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48db" style:text-blinking="false" fo:background-color="transparent" loext:char-shading-value="0" style:font-name-asian="Times1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40b1be" style:text-blinking="false" fo:background-color="transparent" loext:char-shading-value="0" style:font-name-asian="Times1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3734" style:text-blinking="false" fo:background-color="transparent" loext:char-shading-value="0" style:font-name-asian="Times1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48db" style:text-blinking="false" fo:background-color="transparent" loext:char-shading-value="0" style:font-name-asian="Times1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super 58%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super 58%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super 58%" style:font-name="Cambria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super 58%" style:font-name="Cambria" fo:font-size="11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super 58%" style:font-name="Cambria" fo:font-size="9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bb069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9470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name-asian="Times1" style:font-weight-asian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248db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4997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cd92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9470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9470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weight-asian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Cambria" fo:letter-spacing="normal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Cambria" fo:letter-spacing="normal" fo:font-style="normal" style:text-underline-style="none" fo:font-weight="normal" officeooo:rsid="00277512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Cambria" fo:letter-spacing="normal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font-name="Cambria" fo:font-size="11pt" fo:letter-spacing="normal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font-name="Cambria" fo:font-size="11pt" fo:letter-spacing="normal" fo:font-style="normal" style:text-underline-style="none" fo:font-weight="normal" officeooo:rsid="00277512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font-name="Cambria" fo:font-size="11pt" fo:letter-spacing="normal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19470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2e33c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2e33cc" style:text-blinking="false" fo:background-color="transparent" loext:char-shading-value="0" style:font-name-asian="Times1" style:font-weight-asian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Cambria" fo:font-size="9pt" fo:letter-spacing="normal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Cambria" fo:font-size="9pt" fo:letter-spacing="normal" fo:font-style="normal" style:text-underline-style="none" fo:font-weight="normal" officeooo:rsid="00277512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Cambria" fo:font-size="9pt" fo:letter-spacing="normal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18a748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37ab51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19470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2e33c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2e33cc" style:text-blinking="false" fo:background-color="transparent" loext:char-shading-value="0" style:font-name-asian="Times1" style:font-weight-asian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Cambria" fo:font-size="9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248db" style:text-blinking="false" fo:background-color="transparent" loext:char-shading-value="0" style:font-name-asian="Times1" style:font-style-asian="italic" style:font-weight-asian="bold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fo:language="en" fo:country="GB" fo:font-style="normal" style:text-underline-style="none" fo:font-weight="normal" style:text-blinking="false" fo:background-color="transparent" loext:char-shading-value="0" style:font-name-asian="Batang" style:language-asian="en" style:country-asian="GB" style:font-weight-asian="normal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9cad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67cd4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dee9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2546e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5a92b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e8709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5a92b" style:text-blinking="false" fo:background-color="transparent" loext:char-shading-value="0" style:font-name-asian="Times1" style:font-weight-asian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e8709" style:text-blinking="false" fo:background-color="transparent" loext:char-shading-value="0" style:font-name-asian="Times1" style:font-weight-asian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9cad" style:text-blinking="false" fo:background-color="transparent" loext:char-shading-value="0" style:font-name-asian="Times1" style:font-weight-asian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2546e" style:text-blinking="false" fo:background-color="transparent" loext:char-shading-value="0" style:font-name-asian="Times1" style:font-weight-asian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67cd4" style:text-blinking="false" fo:background-color="transparent" loext:char-shading-value="0" style:font-name-asian="Times1" style:font-weight-asian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dee9" style:text-blinking="false" fo:background-color="transparent" loext:char-shading-value="0" style:font-name-asian="Times1" style:font-weight-asian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fo:font-size="14pt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officeooo:rsid="001248db" style:text-blinking="false" fo:background-color="transparent" loext:char-shading-value="0" style:font-name-asian="Times1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5a92b" style:text-blinking="false" fo:background-color="transparent" loext:char-shading-value="0" style:font-name-asian="Times1" style:font-weight-asian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e8709" style:text-blinking="false" fo:background-color="transparent" loext:char-shading-value="0" style:font-name-asian="Times1" style:font-weight-asian="normal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9cad" style:text-blinking="false" fo:background-color="transparent" loext:char-shading-value="0" style:font-name-asian="Times1" style:font-weight-asian="normal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2546e" style:text-blinking="false" fo:background-color="transparent" loext:char-shading-value="0" style:font-name-asian="Times1" style:font-weight-asian="normal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267cd4" style:text-blinking="false" fo:background-color="transparent" loext:char-shading-value="0" style:font-name-asian="Times1" style:font-weight-asian="normal" style:font-weight-complex="bold"/>
    </style:style>
    <style:style style:name="T14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4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30dee9" style:text-blinking="false" fo:background-color="transparent" loext:char-shading-value="0" style:font-name-asian="Times1" style:font-weight-asian="normal" style:font-weight-complex="bold"/>
    </style:style>
    <style:style style:name="T14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248db" style:text-blinking="false" fo:background-color="transparent" loext:char-shading-value="0" style:font-name-asian="Times1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148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49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5a92b" style:text-blinking="false" fo:background-color="transparent" loext:char-shading-value="0" style:font-name-asian="Times1" style:font-weight-asian="normal" style:font-weight-complex="bold"/>
    </style:style>
    <style:style style:name="T150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e8709" style:text-blinking="false" fo:background-color="transparent" loext:char-shading-value="0" style:font-name-asian="Times1" style:font-weight-asian="normal" style:font-weight-complex="bold"/>
    </style:style>
    <style:style style:name="T151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09cad" style:text-blinking="false" fo:background-color="transparent" loext:char-shading-value="0" style:font-name-asian="Times1" style:font-weight-asian="normal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2546e" style:text-blinking="false" fo:background-color="transparent" loext:char-shading-value="0" style:font-name-asian="Times1" style:font-weight-asian="normal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267cd4" style:text-blinking="false" fo:background-color="transparent" loext:char-shading-value="0" style:font-name-asian="Times1" style:font-weight-asian="normal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18a748" style:text-blinking="false" fo:background-color="transparent" loext:char-shading-value="0" style:font-name-asian="Times1" style:font-weight-asian="normal" style:font-weight-complex="bold"/>
    </style:style>
    <style:style style:name="T156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0dee9" style:text-blinking="false" fo:background-color="transparent" loext:char-shading-value="0" style:font-name-asian="Times1" style:font-weight-asian="normal" style:font-weight-complex="bold"/>
    </style:style>
    <style:style style:name="T15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bold" officeooo:rsid="001248db" style:text-blinking="false" fo:background-color="transparent" loext:char-shading-value="0" style:font-name-asian="Times1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font-variant="normal" fo:text-transform="none" fo:color="#222222" style:font-name="Cambria" fo:font-size="13pt" fo:letter-spacing="normal" fo:font-style="normal" fo:font-weight="normal" style:font-name-asian="Times1" style:font-size-asian="13pt" style:font-weight-asian="normal" style:font-size-complex="13pt" style:font-weight-complex="bold"/>
    </style:style>
    <style:style style:name="T162" style:family="text">
      <style:text-properties fo:font-variant="normal" fo:text-transform="none" fo:color="#222222" style:font-name="Cambria" fo:font-size="13pt" fo:letter-spacing="normal" fo:font-style="normal" fo:font-weight="normal" officeooo:rsid="0037ab51" style:font-name-asian="Times1" style:font-size-asian="13pt" style:font-weight-asian="normal" style:font-size-complex="13pt" style:font-weight-complex="bold"/>
    </style:style>
    <style:style style:name="T163" style:family="text">
      <style:text-properties fo:font-variant="normal" fo:text-transform="none" fo:color="#222222" style:font-name="Cambria" fo:font-size="13pt" fo:letter-spacing="normal" fo:font-style="normal" fo:font-weight="normal" style:font-name-asian="Times1" style:font-weight-asian="normal" style:font-weight-complex="bold"/>
    </style:style>
    <style:style style:name="T164" style:family="text">
      <style:text-properties fo:font-variant="normal" fo:text-transform="none" fo:color="#222222" style:font-name="Cambria" fo:font-size="13pt" fo:letter-spacing="normal" fo:font-style="normal" fo:font-weight="normal" officeooo:rsid="0037ab51" style:font-name-asian="Times1" style:font-weight-asian="normal" style:font-weight-complex="bold"/>
    </style:style>
    <style:style style:name="T165" style:family="text">
      <style:text-properties fo:font-variant="normal" fo:text-transform="none" fo:color="#222222" style:font-name="Cambria" fo:letter-spacing="normal" fo:font-style="normal" fo:font-weight="normal" style:font-name-asian="Times1" style:font-weight-asian="normal" style:font-weight-complex="bold"/>
    </style:style>
    <style:style style:name="T166" style:family="text">
      <style:text-properties fo:font-variant="normal" fo:text-transform="none" fo:color="#222222" style:font-name="Cambria" fo:letter-spacing="normal" fo:font-style="normal" fo:font-weight="normal" officeooo:rsid="0037ab51" style:font-name-asian="Times1" style:font-weight-asian="normal" style:font-weight-complex="bold"/>
    </style:style>
    <style:style style:name="T167" style:family="text">
      <style:text-properties fo:font-variant="normal" fo:text-transform="none" fo:color="#222222" style:font-name="Cambria" fo:font-size="11pt" fo:letter-spacing="normal" fo:font-style="normal" fo:font-weight="normal" style:font-name-asian="Times1" style:font-weight-asian="normal" style:font-weight-complex="bold"/>
    </style:style>
    <style:style style:name="T168" style:family="text">
      <style:text-properties fo:font-variant="normal" fo:text-transform="none" fo:color="#222222" style:font-name="Cambria" fo:font-size="11pt" fo:letter-spacing="normal" fo:font-style="normal" fo:font-weight="normal" officeooo:rsid="0037ab51" style:font-name-asian="Times1" style:font-weight-asian="normal" style:font-weight-complex="bold"/>
    </style:style>
    <style:style style:name="T169" style:family="text">
      <style:text-properties fo:font-variant="normal" fo:text-transform="none" fo:color="#222222" style:font-name="Cambria" fo:font-size="9pt" fo:letter-spacing="normal" fo:font-style="normal" fo:font-weight="normal" style:font-name-asian="Times1" style:font-weight-asian="normal" style:font-weight-complex="bold"/>
    </style:style>
    <style:style style:name="T170" style:family="text">
      <style:text-properties fo:font-variant="normal" fo:text-transform="none" fo:color="#222222" style:font-name="Cambria" fo:font-size="9pt" fo:letter-spacing="normal" fo:font-style="normal" fo:font-weight="normal" officeooo:rsid="0037ab51" style:font-name-asian="Times1" style:font-weight-asian="normal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officeooo:rsid="001bb6f3" style:font-weight-asian="bold" style:font-weight-complex="bold"/>
    </style:style>
    <style:style style:name="T173" style:family="text">
      <style:text-properties fo:font-weight="bold" officeooo:rsid="00379c16" style:font-weight-asian="bold" style:font-weight-complex="bold"/>
    </style:style>
    <style:style style:name="T174" style:family="text">
      <style:text-properties fo:font-weight="bold" style:font-name-asian="Times1" style:font-weight-asian="bold" style:font-weight-complex="bold"/>
    </style:style>
    <style:style style:name="T175" style:family="text">
      <style:text-properties fo:font-weight="bold" officeooo:rsid="0018a748" style:font-name-asian="Times1" style:font-weight-asian="bold" style:font-weight-complex="bold"/>
    </style:style>
    <style:style style:name="T176" style:family="text">
      <style:text-properties officeooo:rsid="0018a748"/>
    </style:style>
    <style:style style:name="T177" style:family="text">
      <style:text-properties style:font-name="Cambria" fo:font-weight="bold" style:font-weight-asian="bold" style:font-weight-complex="bold"/>
    </style:style>
    <style:style style:name="T178" style:family="text">
      <style:text-properties style:font-name="Cambria" fo:font-weight="bold" officeooo:rsid="002e33cc" style:font-weight-asian="bold" style:font-weight-complex="bold"/>
    </style:style>
    <style:style style:name="T179" style:family="text">
      <style:text-properties style:font-name="Cambria" fo:font-weight="normal" style:font-weight-asian="normal" style:font-weight-complex="normal"/>
    </style:style>
    <style:style style:name="T180" style:family="text">
      <style:text-properties style:font-name="Cambria" fo:font-weight="normal" officeooo:rsid="001bb6f3" style:font-weight-asian="normal" style:font-weight-complex="normal"/>
    </style:style>
    <style:style style:name="T181" style:family="text">
      <style:text-properties style:font-name="Cambria" fo:font-weight="normal" style:font-weight-asian="normal" style:font-weight-complex="bold"/>
    </style:style>
    <style:style style:name="T182" style:family="text">
      <style:text-properties style:font-name="Cambria" fo:font-weight="normal" officeooo:rsid="002e4997" style:font-weight-asian="normal" style:font-weight-complex="bold"/>
    </style:style>
    <style:style style:name="T183" style:family="text">
      <style:text-properties style:font-name="Cambria" fo:font-weight="normal" officeooo:rsid="002e33cc" style:font-weight-asian="normal" style:font-weight-complex="bold"/>
    </style:style>
    <style:style style:name="T184" style:family="text">
      <style:text-properties style:font-name="Cambria" fo:font-weight="normal" style:font-name-asian="Times1" style:font-weight-asian="normal" style:font-weight-complex="bold"/>
    </style:style>
    <style:style style:name="T185" style:family="text">
      <style:text-properties style:font-name="Cambria" fo:font-weight="normal" officeooo:rsid="0022ab7a" style:font-name-asian="Times1" style:font-weight-asian="normal" style:font-weight-complex="bold"/>
    </style:style>
    <style:style style:name="T186" style:family="text">
      <style:text-properties style:font-name="Cambria" fo:font-weight="normal" style:font-name-asian="Times1" style:font-weight-asian="normal" style:font-weight-complex="normal"/>
    </style:style>
    <style:style style:name="T187" style:family="text">
      <style:text-properties style:font-name="Cambria" fo:font-weight="normal" officeooo:rsid="0010a177" style:font-name-asian="Times1" style:font-weight-asian="normal" style:font-weight-complex="normal"/>
    </style:style>
    <style:style style:name="T188" style:family="text">
      <style:text-properties style:font-name="Cambria" fo:font-weight="normal" officeooo:rsid="0022ab7a" style:font-name-asian="Times1" style:font-weight-asian="normal" style:font-weight-complex="normal"/>
    </style:style>
    <style:style style:name="T189" style:family="text">
      <style:text-properties style:font-name="Cambria" fo:font-weight="normal" officeooo:rsid="0018a748" style:font-name-asian="Times1" style:font-weight-asian="normal" style:font-weight-complex="normal"/>
    </style:style>
    <style:style style:name="T190" style:family="text">
      <style:text-properties style:font-name="Cambria" fo:font-size="13pt" fo:font-weight="normal" style:font-name-asian="Times1" style:font-size-asian="13pt" style:font-weight-asian="normal" style:font-size-complex="13pt" style:font-weight-complex="bold"/>
    </style:style>
    <style:style style:name="T191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bold"/>
    </style:style>
    <style:style style:name="T192" style:family="text">
      <style:text-properties style:font-name="Cambria" fo:font-size="13pt" fo:font-weight="normal" style:font-name-asian="Times1" style:font-size-asian="13pt" style:font-weight-asian="normal" style:font-size-complex="13pt" style:font-weight-complex="normal"/>
    </style:style>
    <style:style style:name="T193" style:family="text">
      <style:text-properties style:font-name="Cambria" fo:font-size="13pt" fo:font-weight="normal" officeooo:rsid="0010a177" style:font-name-asian="Times1" style:font-size-asian="13pt" style:font-weight-asian="normal" style:font-size-complex="13pt" style:font-weight-complex="normal"/>
    </style:style>
    <style:style style:name="T194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normal"/>
    </style:style>
    <style:style style:name="T195" style:family="text">
      <style:text-properties style:font-name="Cambria" fo:font-size="13pt" fo:font-weight="normal" officeooo:rsid="0018a748" style:font-name-asian="Times1" style:font-size-asian="13pt" style:font-weight-asian="normal" style:font-size-complex="13pt" style:font-weight-complex="normal"/>
    </style:style>
    <style:style style:name="T196" style:family="text">
      <style:text-properties style:font-name="Cambria" fo:font-size="13pt" fo:font-weight="normal" style:font-name-asian="Times1" style:font-weight-asian="normal" style:font-weight-complex="bold"/>
    </style:style>
    <style:style style:name="T197" style:family="text">
      <style:text-properties style:font-name="Cambria" fo:font-size="13pt" fo:font-weight="normal" officeooo:rsid="0022ab7a" style:font-name-asian="Times1" style:font-weight-asian="normal" style:font-weight-complex="bold"/>
    </style:style>
    <style:style style:name="T198" style:family="text">
      <style:text-properties style:font-name="Cambria" fo:font-size="13pt" fo:font-weight="normal" style:font-name-asian="Times1" style:font-weight-asian="normal" style:font-weight-complex="normal"/>
    </style:style>
    <style:style style:name="T199" style:family="text">
      <style:text-properties style:font-name="Cambria" fo:font-size="13pt" fo:font-weight="normal" officeooo:rsid="0010a177" style:font-name-asian="Times1" style:font-weight-asian="normal" style:font-weight-complex="normal"/>
    </style:style>
    <style:style style:name="T200" style:family="text">
      <style:text-properties style:font-name="Cambria" fo:font-size="13pt" fo:font-weight="normal" officeooo:rsid="0022ab7a" style:font-name-asian="Times1" style:font-weight-asian="normal" style:font-weight-complex="normal"/>
    </style:style>
    <style:style style:name="T201" style:family="text">
      <style:text-properties style:font-name="Cambria" fo:font-size="13pt" fo:font-weight="normal" officeooo:rsid="0018a748" style:font-name-asian="Times1" style:font-weight-asian="normal" style:font-weight-complex="normal"/>
    </style:style>
    <style:style style:name="T202" style:family="text">
      <style:text-properties style:font-name="Cambria" fo:font-size="13pt" fo:font-weight="normal" style:font-size-asian="13pt" style:font-weight-asian="normal" style:font-size-complex="13pt" style:font-weight-complex="bold"/>
    </style:style>
    <style:style style:name="T203" style:family="text">
      <style:text-properties style:font-name="Cambria" fo:font-size="13pt" fo:font-weight="normal" officeooo:rsid="002e33cc" style:font-size-asian="13pt" style:font-weight-asian="normal" style:font-size-complex="13pt" style:font-weight-complex="bold"/>
    </style:style>
    <style:style style:name="T204" style:family="text">
      <style:text-properties style:font-name="Cambria" fo:font-size="13pt" fo:font-weight="normal" officeooo:rsid="002e4997" style:font-size-asian="13pt" style:font-weight-asian="normal" style:font-size-complex="13pt" style:font-weight-complex="bold"/>
    </style:style>
    <style:style style:name="T205" style:family="text">
      <style:text-properties style:font-name="Cambria" fo:font-size="13pt" fo:font-weight="normal" style:font-weight-asian="normal" style:font-weight-complex="bold"/>
    </style:style>
    <style:style style:name="T206" style:family="text">
      <style:text-properties style:font-name="Cambria" fo:font-size="13pt" fo:font-weight="normal" officeooo:rsid="002e4997" style:font-weight-asian="normal" style:font-weight-complex="bold"/>
    </style:style>
    <style:style style:name="T207" style:family="text">
      <style:text-properties style:font-name="Cambria" fo:font-size="13pt" fo:font-weight="normal" officeooo:rsid="002e33cc" style:font-weight-asian="normal" style:font-weight-complex="bold"/>
    </style:style>
    <style:style style:name="T208" style:family="text">
      <style:text-properties style:font-name="Cambria" fo:font-size="11pt" fo:font-weight="normal" style:font-name-asian="Times1" style:font-weight-asian="normal" style:font-weight-complex="bold"/>
    </style:style>
    <style:style style:name="T209" style:family="text">
      <style:text-properties style:font-name="Cambria" fo:font-size="11pt" fo:font-weight="normal" officeooo:rsid="0022ab7a" style:font-name-asian="Times1" style:font-weight-asian="normal" style:font-weight-complex="bold"/>
    </style:style>
    <style:style style:name="T210" style:family="text">
      <style:text-properties style:font-name="Cambria" fo:font-size="11pt" fo:font-weight="normal" style:font-name-asian="Times1" style:font-weight-asian="normal" style:font-weight-complex="normal"/>
    </style:style>
    <style:style style:name="T211" style:family="text">
      <style:text-properties style:font-name="Cambria" fo:font-size="11pt" fo:font-weight="normal" officeooo:rsid="0010a177" style:font-name-asian="Times1" style:font-weight-asian="normal" style:font-weight-complex="normal"/>
    </style:style>
    <style:style style:name="T212" style:family="text">
      <style:text-properties style:font-name="Cambria" fo:font-size="11pt" fo:font-weight="normal" officeooo:rsid="0022ab7a" style:font-name-asian="Times1" style:font-weight-asian="normal" style:font-weight-complex="normal"/>
    </style:style>
    <style:style style:name="T213" style:family="text">
      <style:text-properties style:font-name="Cambria" fo:font-size="11pt" fo:font-weight="normal" officeooo:rsid="0018a748" style:font-name-asian="Times1" style:font-weight-asian="normal" style:font-weight-complex="normal"/>
    </style:style>
    <style:style style:name="T214" style:family="text">
      <style:text-properties style:font-name="Cambria" fo:font-size="11pt" fo:font-weight="normal" style:font-weight-asian="normal" style:font-weight-complex="bold"/>
    </style:style>
    <style:style style:name="T215" style:family="text">
      <style:text-properties style:font-name="Cambria" fo:font-size="11pt" fo:font-weight="normal" officeooo:rsid="002e4997" style:font-weight-asian="normal" style:font-weight-complex="bold"/>
    </style:style>
    <style:style style:name="T216" style:family="text">
      <style:text-properties style:font-name="Cambria" fo:font-size="11pt" fo:font-weight="normal" officeooo:rsid="002e33cc" style:font-weight-asian="normal" style:font-weight-complex="bold"/>
    </style:style>
    <style:style style:name="T217" style:family="text">
      <style:text-properties style:font-name="Cambria" fo:font-size="9pt" fo:font-weight="normal" style:font-name-asian="Times1" style:font-weight-asian="normal" style:font-weight-complex="bold"/>
    </style:style>
    <style:style style:name="T218" style:family="text">
      <style:text-properties style:font-name="Cambria" fo:font-size="9pt" fo:font-weight="normal" officeooo:rsid="0022ab7a" style:font-name-asian="Times1" style:font-weight-asian="normal" style:font-weight-complex="bold"/>
    </style:style>
    <style:style style:name="T219" style:family="text">
      <style:text-properties style:font-name="Cambria" fo:font-size="9pt" fo:font-weight="normal" style:font-name-asian="Times1" style:font-weight-asian="normal" style:font-weight-complex="normal"/>
    </style:style>
    <style:style style:name="T220" style:family="text">
      <style:text-properties style:font-name="Cambria" fo:font-size="9pt" fo:font-weight="normal" officeooo:rsid="0010a177" style:font-name-asian="Times1" style:font-weight-asian="normal" style:font-weight-complex="normal"/>
    </style:style>
    <style:style style:name="T221" style:family="text">
      <style:text-properties style:font-name="Cambria" fo:font-size="9pt" fo:font-weight="normal" officeooo:rsid="0022ab7a" style:font-name-asian="Times1" style:font-weight-asian="normal" style:font-weight-complex="normal"/>
    </style:style>
    <style:style style:name="T222" style:family="text">
      <style:text-properties style:font-name="Cambria" fo:font-size="9pt" fo:font-weight="normal" officeooo:rsid="0018a748" style:font-name-asian="Times1" style:font-weight-asian="normal" style:font-weight-complex="normal"/>
    </style:style>
    <style:style style:name="T223" style:family="text">
      <style:text-properties style:font-name="Cambria" fo:font-size="9pt" fo:font-weight="normal" style:font-weight-asian="normal" style:font-weight-complex="bold"/>
    </style:style>
    <style:style style:name="T224" style:family="text">
      <style:text-properties style:font-name="Cambria" fo:font-size="9pt" fo:font-weight="normal" officeooo:rsid="002e4997" style:font-weight-asian="normal" style:font-weight-complex="bold"/>
    </style:style>
    <style:style style:name="T225" style:family="text">
      <style:text-properties style:font-name="Cambria" fo:font-size="9pt" fo:font-weight="normal" officeooo:rsid="002e33cc" style:font-weight-asian="normal" style:font-weight-complex="bold"/>
    </style:style>
    <style:style style:name="T226" style:family="text">
      <style:text-properties officeooo:rsid="001bb6f3"/>
    </style:style>
    <style:style style:name="T227" style:family="text">
      <style:text-properties style:font-weight-complex="bold"/>
    </style:style>
    <style:style style:name="T228" style:family="text">
      <style:text-properties officeooo:rsid="0030dee9" style:font-weight-complex="bold"/>
    </style:style>
    <style:style style:name="T229" style:family="text">
      <style:text-properties fo:font-size="14pt" fo:font-weight="bold" style:font-name-asian="Times1" style:font-size-asian="14pt" style:font-weight-asian="bold" style:font-size-complex="14pt" style:font-weight-complex="bold"/>
    </style:style>
    <style:style style:name="T230" style:family="text">
      <style:text-properties officeooo:rsid="00379c16"/>
    </style:style>
    <style:style style:name="T231" style:family="text">
      <style:text-properties officeooo:rsid="003aed7b"/>
    </style:style>
    <style:style style:name="T232" style:family="text">
      <style:text-properties style:font-name="Cambria" fo:font-size="12pt" style:font-size-asian="12pt" style:font-name-complex="Cambria" style:font-size-complex="12pt"/>
    </style:style>
    <style:style style:name="T233" style:family="text"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49cm" style:run-through="foreground" style:wrap="run-through" style:number-wrapped-paragraphs="no-limit" style:wrap-contour-mode="full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Shape1" draw:style-name="gr2" draw:text-style-name="P36" svg:width="6.859cm" svg:height="1.839cm" svg:x="3.194cm" svg:y="1.337cm">
        <draw:text-box>
          <text:p text:style-name="P34"><text:span text:style-name="T232">23 Lampton Road, Bristol</text:span></text:p>
          <text:p text:style-name="P35"><text:span text:style-name="T233">bernie.mason@gmail.com</text:span></text:p>
          <text:p text:style-name="P34"><text:span text:style-name="T232">07498203544</text:span></text:p>
        </draw:text-box>
      </draw:frame>
      <text:p text:style-name="P6"><text:span text:style-name="T136"/></text:p>
      <text:p text:style-name="P5"><text:span text:style-name="T136">Motivated and curious</text:span><text:span text:style-name="T135"> software developer </text:span><text:span text:style-name="T137">with a strong focus on quality and stability</text:span><text:span text:style-name="T135">. </text:span><text:span text:style-name="T136">W</text:span><text:span text:style-name="T138">ith 2.5 years of full time development </text:span><text:span text:style-name="T136">experience and 6 years </text:span><text:span text:style-name="T139">previously </text:span><text:span text:style-name="T136">as a</text:span><text:span text:style-name="T137">n atmospheric</text:span><text:span text:style-name="T136"> scientist, I understand what it takes to solve complex problems.</text:span><text:span text:style-name="T140"> </text:span><text:span text:style-name="T136">My</text:span><text:span text:style-name="T141"> passion for </text:span><text:span text:style-name="T136">problem solving means that</text:span><text:span text:style-name="T141"> </text:span><text:span text:style-name="T136">I strive to make the best</text:span><text:span text:style-name="T138"> quality</text:span><text:span text:style-name="T142"> </text:span><text:span text:style-name="T138">applications </text:span><text:span text:style-name="T137">possible</text:span><text:span text:style-name="T138">. </text:span><text:span text:style-name="T136">I am a strong communicator with e</text:span><text:span text:style-name="T143">xperience</text:span><text:span text:style-name="T141"> </text:span><text:span text:style-name="T136">in teaching and</text:span><text:span text:style-name="T141"> public speaking.</text:span></text:p>
      <text:h text:style-name="P32" text:outline-level="5">Skills</text:h>
      <text:p text:style-name="P20"><text:span text:style-name="T177">.Net</text:span><text:span text:style-name="T179">: </text:span><text:bookmark text:name="docs-internal-guid-e08c563d-abd4-67da-061a-e79e8e3c716b"/><text:span text:style-name="T180">C#, </text:span><text:span text:style-name="T42">Resharper, ASP.NET MVC 5, Entity Framework </text:span><text:span text:style-name="T43">(ORM)</text:span><text:span text:style-name="T42">, </text:span><text:span text:style-name="T43">N</text:span><text:span text:style-name="T44">H</text:span><text:span text:style-name="T43">ibernate (ORM), A</text:span><text:span text:style-name="T42">utomapper, Umbraco, WinForms</text:span><text:span text:style-name="T179"> </text:span></text:p>
      <text:p text:style-name="P23"><text:span text:style-name="T178">Data</text:span><text:span text:style-name="T179">: </text:span><text:bookmark text:name="docs-internal-guid-e08c563d-abd4-9b80-f08e-a5d1b5ce6c30"/><text:span text:style-name="T42">MySql, MSSQL </text:span></text:p>
      <text:p text:style-name="P24"><text:span text:style-name="T171">Source Control </text:span><text:span text:style-name="T172">and Tools</text:span>: Git, <text:span text:style-name="T226">GitHub, Octopus (CD), TeamCity (CI)</text:span></text:p>
      <text:p text:style-name="P25"><text:span text:style-name="T171">Web front end</text:span>:<text:span text:style-name="T227"> Java</text:span><text:span text:style-name="T228">S</text:span><text:span text:style-name="T227">cript, TypeScript, React and Redux</text:span></text:p>
      <text:p text:style-name="P21"><text:span text:style-name="T173">General Code</text:span><text:span text:style-name="T171">:</text:span><text:span text:style-name="T3"> </text:span><text:span text:style-name="T5">Bash</text:span><text:span text:style-name="T227">, </text:span><text:span text:style-name="T3">Python, Matlab, </text:span><text:span text:style-name="T5">LabView</text:span></text:p>
      <text:p text:style-name="P22"><text:span text:style-name="T230">Other: </text:span><text:span text:style-name="T8">Public speaking, formal writing, teaching</text:span></text:p>
      <text:p text:style-name="P4">Experience</text:p>
      <text:p text:style-name="P31"><text:span text:style-name="T174">Software Developer at </text:span><text:span text:style-name="T175">Epro</text:span><text:span text:style-name="T174"> </text:span></text:p>
      <text:p text:style-name="P16"><text:span text:style-name="T209">Bristol, UK </text:span><text:span text:style-name="T211">(</text:span><text:span text:style-name="T212">08/201</text:span><text:span text:style-name="T213">7</text:span><text:span text:style-name="T212"> – </text:span><text:span text:style-name="T213">Present</text:span><text:span text:style-name="T211">)</text:span><text:span text:style-name="T209">. </text:span><text:span text:style-name="T167">Epro is a national </text:span><text:span text:style-name="T168">healthcare</text:span><text:span text:style-name="T167"> software provider, supporting NHS hospitals with critically important applications and systems. </text:span><text:span text:style-name="T84">Epro has a strong emphasis on quality development processes with </text:span><text:span text:style-name="T85">testing, code review, code guides, </text:span><text:span text:style-name="T84">CI/CD, source control and pair programming</text:span><text:span text:style-name="T85">.</text:span><text:span text:style-name="T86"> </text:span><text:span text:style-name="T84">As such, m</text:span><text:span text:style-name="T86">y time at Epro has hugely expanded my skills and knowledge. </text:span></text:p>
      <text:p text:style-name="P12"><text:span text:style-name="T32">Responsibilities</text:span><text:span text:style-name="T30">:</text:span></text:p>
      <text:list xml:id="list812952669" text:style-name="L1">
        <text:list-item>
          <text:p text:style-name="P9"><text:span text:style-name="T87">D</text:span><text:span text:style-name="T88">evelop parts of the core application. </text:span><text:span text:style-name="T87">E.g. </text:span><text:span text:style-name="T89">Writing</text:span><text:span text:style-name="T88"> a transcription service that would take audio from the main </text:span><text:span text:style-name="T89">application</text:span><text:span text:style-name="T88"> and send it off for transcription </text:span><text:span text:style-name="T89">(speech to text)</text:span><text:span text:style-name="T88"> from 3</text:span><text:span text:style-name="T40">rd</text:span><text:span text:style-name="T88"> party vendors. </text:span></text:p>
        </text:list-item>
        <text:list-item>
          <text:p text:style-name="P9"><text:span text:style-name="T87">D</text:span><text:span text:style-name="T88">evelop auxiliary services and tools. </text:span><text:span text:style-name="T87">E.g </text:span><text:span text:style-name="T90">Writing a webhook service that would would receive events from our source control site (GitHub) and propagate that information to our ticketing website (JIRA).</text:span></text:p>
        </text:list-item>
        <text:list-item>
          <text:p text:style-name="P10"><text:span text:style-name="T91">R</text:span><text:span text:style-name="T88">eview </text:span><text:span text:style-name="T87">and test coworkers code.</text:span><text:span text:style-name="T88"> </text:span></text:p>
        </text:list-item>
      </text:list>
      <text:p text:style-name="P11"><text:span text:style-name="T88"/></text:p>
      <text:p text:style-name="P27"><text:soft-page-break/>Software Developer at GNUPP Ltd</text:p>
      <text:p text:style-name="P14"><text:span text:style-name="T6">Oxford, UK</text:span><text:span text:style-name="T9"> <text:s/></text:span><text:span text:style-name="T10">(</text:span><text:span text:style-name="T9">08/2016 – </text:span><text:span text:style-name="T11">08/2017</text:span><text:span text:style-name="T10">)</text:span><text:span text:style-name="T110">. </text:span><text:span text:style-name="T144">GNUPP Ltd </text:span><text:span text:style-name="T145">is a small development company based in Reading.</text:span><text:span text:style-name="T147"> </text:span><text:span text:style-name="T145">Here, I g</text:span><text:span text:style-name="T13">ained a good </text:span><text:span text:style-name="T23">foundational</text:span><text:span text:style-name="T13"> knowledge of the .NET framework, </text:span><text:span text:style-name="T16">web </text:span><text:span text:style-name="T13">APIs, </text:span><text:span text:style-name="T16">entity framework</text:span><text:span text:style-name="T13"> </text:span><text:span text:style-name="T16">and</text:span><text:span text:style-name="T13"> </text:span><text:span text:style-name="T16">MSSQL</text:span><text:span text:style-name="T13">. </text:span></text:p>
      <text:p text:style-name="P13"><text:span text:style-name="T34">Responsibilities</text:span><text:span text:style-name="T35">:</text:span><text:span text:style-name="T15"> </text:span></text:p>
      <text:list xml:id="list3187340682" text:style-name="L2">
        <text:list-item>
          <text:p text:style-name="P8"><text:span text:style-name="T94">Magic the Gathering deck building application. </text:span><text:span text:style-name="T95">D</text:span><text:span text:style-name="T94">esigned the database </text:span><text:span text:style-name="T96">schema</text:span><text:span text:style-name="T94"> (MySQL), </text:span><text:span text:style-name="T96">data migrations</text:span><text:span text:style-name="T94"> and wrote an interfacing data layer. </text:span></text:p>
        </text:list-item>
        <text:list-item>
          <text:p text:style-name="P8"><text:span text:style-name="T94">WinForms application </text:span><text:span text:style-name="T96">that would talk to the data later</text:span><text:span text:style-name="T94">, and </text:span><text:span text:style-name="T96">built part of an API for external interfacing</text:span><text:span text:style-name="T94">.</text:span><text:span text:style-name="T208"> </text:span></text:p>
        </text:list-item>
        <text:list-item>
          <text:p text:style-name="P7"><text:span text:style-name="T16">A</text:span><text:span text:style-name="T13"> basic HTTP web serve</text:span><text:span text:style-name="T16">r for an MVC 5 blog.</text:span></text:p>
        </text:list-item>
      </text:list>
      <text:p text:style-name="P28">Postdoctoral Researcher at National Oceanic and Atmospheric Association </text:p>
      <text:p text:style-name="P17"><text:span text:style-name="T214">Chemical Sciences Division, Boulder, Colorado </text:span><text:span text:style-name="T211">(</text:span><text:span text:style-name="T210">08/2014 – 08/2016</text:span><text:span text:style-name="T211">).</text:span><text:span text:style-name="T92"> </text:span><text:span text:style-name="T93">F</text:span><text:span text:style-name="T214">light data </text:span><text:span text:style-name="T215">analysis </text:span><text:span text:style-name="T214">to assess the instrument </text:span><text:span text:style-name="T216">accuracy and precision</text:span><text:span text:style-name="T214"> against other commonly used aerosol absorption measurements. </text:span></text:p>
      <text:p text:style-name="P30">Ph.D. in Aerosol Optical Properties</text:p>
      <text:p text:style-name="P15"><text:span text:style-name="T26">University of Bristol, Aerosol Dynamics Group, Professor Jonathan Reid Laboratory </text:span><text:span text:style-name="T146"><text:s/></text:span><text:span text:style-name="T24">(</text:span><text:span text:style-name="T25">01/2011 – 06/2014</text:span><text:span text:style-name="T24">).</text:span><text:span text:style-name="T26"> </text:span><text:span text:style-name="T27">Published thesis available on request.</text:span></text:p>
      <text:p text:style-name="P19"><text:span text:style-name="T12">Personal and Hobbies</text:span><text:span text:style-name="T3"> </text:span></text:p>
      <text:p text:style-name="P18"><text:bookmark text:name="docs-internal-guid-e08c563d-abd4-cc2a-9ca0-3c0224af011e"/><text:span text:style-name="T112">In my spare time I am an avid cook and foodie. I enjoy running frequently and take part in competitive races. I also have a keen interest in strategic board and card games, in particular, Magic the Gathering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" fo:font-family="Times" style:font-family-generic="roman" style:font-pitch="variable" fo:font-size="12pt" fo:language="en" fo:country="US" fo:font-weight="bold" style:font-name-asian="Times1" style:font-family-asian="Times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-1.27cm" fo:text-indent="0cm" style:auto-text-indent="false" style:punctuation-wrap="hanging" style:vertical-align="baseli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tyle="italic" fo:font-weight="normal" style:font-name-asian="Times New Roman1" style:font-family-asian="'Times New Roman'" style:font-family-generic-asian="system" style:font-pitch-asian="variable" style:font-style-asian="italic" style:font-weight-asian="normal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justify" style:justify-single-word="false" fo:keep-with-next="always" style:punctuation-wrap="hanging" style:vertical-align="baseline">
        <style:tab-stops>
          <style:tab-stop style:position="3.651cm"/>
          <style:tab-stop style:position="16.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 style:punctuation-wrap="hanging" style:vertical-align="baseline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635cm" fo:margin-bottom="0cm" loext:contextual-spacing="false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01cm" fo:margin-right="0cm" fo:text-indent="-0.616cm" style:auto-text-indent="false" fo:keep-with-next="always"/>
      <style:text-properties style:font-name="Times New Roman" fo:font-family="'Times New Roman'" style:font-family-generic="roman" style:font-pitch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-0.071cm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cm" fo:text-indent="-1.501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caption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501cm" fo:margin-right="0cm" fo:text-align="center" style:justify-single-word="false" fo:text-indent="-1.50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Block_20_Text" style:display-name="Block Text" style:family="paragraph" style:parent-style-name="Standard" style:default-outline-level="">
      <style:paragraph-properties fo:margin-left="0.501cm" fo:margin-right="0.487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2" style:display-name="Body Text 2" style:family="paragraph" style:parent-style-name="Standard" style:default-outline-level="">
      <style:text-properties fo:font-weight="normal" style:font-weight-asian="normal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indent="-3.752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a" style:font-name="TimesNewRoman" fo:font-family="TimesNewRoman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ublication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name-complex="Arial1" style:font-family-complex="Arial" style:font-family-generic-complex="system" style:font-pitch-complex="variable" style:font-style-complex="italic" style:font-weight-complex="bold"/>
    </style:style>
    <style:style style:name="CV_20_Presentation" style:display-name="CV Presentation" style:family="paragraph" style:parent-style-name="Block_20_Text" style:default-outline-level="">
      <style:paragraph-properties fo:margin-left="0.751cm" fo:margin-right="-0.104cm" fo:text-indent="-0.75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name-asian="Courier New1" style:font-family-asian="'Courier New'" style:font-family-generic-asian="system" style:font-pitch-asian="variable" style:font-size-asian="10pt" style:font-weight-asian="normal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GB" fo:font-weight="normal" style:font-name-asian="Times New Roman1" style:font-family-asian="'Times New Roman'" style:font-family-generic-asian="system" style:font-pitch-asian="variable" style:language-asian="en" style:country-asian="GB" style:font-weight-asian="normal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sauthors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bstitle1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extbold1" style:family="text" style:parent-style-name="Default_20_Paragraph_20_Font">
      <style:text-properties style:font-name="Verdana" fo:font-family="Verdana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>
      <style:text-properties fo:font-size="12pt" fo:language="en" fo:country="US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381cm" fo:margin-left="2.2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fo:font-size="18pt" fo:font-weight="normal" style:font-size-asian="18pt" style:font-weight-asian="normal" style:font-size-complex="18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7a17c"/>
    </style:style>
    <style:style style:name="MT2" style:family="text">
      <style:text-properties officeooo:rsid="003aed7b"/>
    </style:style>
    <style:style style:name="M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493cm" style:shadow="none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Line 4" draw:style-name="Mgr1" draw:text-style-name="MP2" svg:x1="0.46cm" svg:y1="1.119cm" svg:x2="10.941cm" svg:y2="1.122cm"><text:p/></draw:line><text:span text:style-name="MT1">Dr </text:span>Bernard <text:span text:style-name="MT2">J. </text:span>Mason</text:p>
      </style:header>
      <style:footer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0:09:00</meta:creation-date>
    <meta:initial-creator>George Agnes</meta:initial-creator>
    <dc:language>en-GB</dc:language>
    <meta:print-date>2013-05-01T10:20:00</meta:print-date>
    <dc:date>2018-12-23T14:24:55.197000000</dc:date>
    <meta:editing-cycles>59</meta:editing-cycles>
    <dc:title>20)</dc:title>
    <meta:editing-duration>PT5H51M43S</meta:editing-duration>
    <meta:generator>LibreOffice/5.3.2.2$Windows_x86 LibreOffice_project/6cd4f1ef626f15116896b1d8e1398b56da0d0ee1</meta:generator>
    <meta:document-statistic meta:table-count="0" meta:image-count="0" meta:object-count="0" meta:page-count="2" meta:paragraph-count="28" meta:word-count="430" meta:character-count="2862" meta:non-whitespace-character-count="2446"/>
    <meta:user-defined meta:name="AppVersion">16.0000</meta:user-defined>
    <meta:user-defined meta:name="Company">Simon Fras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the-journal-of-physical-chemistry-a</meta:user-defined>
    <meta:user-defined meta:name="Mendeley Document_1" meta:value-type="string">True</meta:user-defined>
    <meta:user-defined meta:name="Mendeley Recent Style Id 0_1" meta:value-type="string">http://www.zotero.org/styles/american-political-science-association</meta:user-defined>
    <meta:user-defined meta:name="Mendeley Recent Style Id 1_1" meta:value-type="string">http://www.zotero.org/styles/apa</meta:user-defined>
    <meta:user-defined meta:name="Mendeley Recent Style Id 2_1" meta:value-type="string">http://www.zotero.org/styles/american-sociological-association</meta:user-defined>
    <meta:user-defined meta:name="Mendeley Recent Style Id 3_1" meta:value-type="string">http://www.zotero.org/styles/chicago-author-date</meta:user-defined>
    <meta:user-defined meta:name="Mendeley Recent Style Id 4_1" meta:value-type="string">http://www.zotero.org/styles/harvard1</meta:user-defined>
    <meta:user-defined meta:name="Mendeley Recent Style Id 5_1" meta:value-type="string">http://www.zotero.org/styles/ieee</meta:user-defined>
    <meta:user-defined meta:name="Mendeley Recent Style Id 6_1" meta:value-type="string">http://www.zotero.org/styles/modern-humanities-research-association</meta:user-defined>
    <meta:user-defined meta:name="Mendeley Recent Style Id 7_1" meta:value-type="string">http://www.zotero.org/styles/modern-language-association</meta:user-defined>
    <meta:user-defined meta:name="Mendeley Recent Style Id 8_1" meta:value-type="string">http://www.zotero.org/styles/nature</meta:user-defined>
    <meta:user-defined meta:name="Mendeley Recent Style Id 9_1" meta:value-type="string">http://www.zotero.org/styles/the-journal-of-physical-chemistry-a</meta:user-defined>
    <meta:user-defined meta:name="Mendeley Recent Style Name 0_1" meta:value-type="string">American Political Science Association</meta:user-defined>
    <meta:user-defined meta:name="Mendeley Recent Style Name 1_1" meta:value-type="string">American Psychological Association 6th edition</meta:user-defined>
    <meta:user-defined meta:name="Mendeley Recent Style Name 2_1" meta:value-type="string">American Sociological Association</meta:user-defined>
    <meta:user-defined meta:name="Mendeley Recent Style Name 3_1" meta:value-type="string">Chicago Manual of Style 16th edition (author-date)</meta:user-defined>
    <meta:user-defined meta:name="Mendeley Recent Style Name 4_1" meta:value-type="string">Harvard Reference format 1 (author-date)</meta:user-defined>
    <meta:user-defined meta:name="Mendeley Recent Style Name 5_1" meta:value-type="string">IEEE</meta:user-defined>
    <meta:user-defined meta:name="Mendeley Recent Style Name 6_1" meta:value-type="string">Modern Humanities Research Association 3rd edition (note with bibliography)</meta:user-defined>
    <meta:user-defined meta:name="Mendeley Recent Style Name 7_1" meta:value-type="string">Modern Language Association 7th edition</meta:user-defined>
    <meta:user-defined meta:name="Mendeley Recent Style Name 8_1" meta:value-type="string">Nature</meta:user-defined>
    <meta:user-defined meta:name="Mendeley Recent Style Name 9_1" meta:value-type="string">The Journal of Physical Chemistry A</meta:user-defined>
    <meta:user-defined meta:name="Mendeley User Name_1" meta:value-type="string">bernie.mason@google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